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draw:fill="none" fo:min-height="9.956cm"/>
    </style:style>
    <style:style style:name="gr6" style:family="graphic" style:parent-style-name="standard">
      <style:graphic-properties draw:stroke="none" draw:fill="none" fo:min-height="2.839cm"/>
    </style:style>
    <style:style style:name="gr7" style:family="graphic" style:parent-style-name="standard">
      <style:graphic-properties draw:stroke="none" draw:fill="none" fo:min-height="3.4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0.65cm"/>
    </style:style>
    <style:style style:name="gr10" style:family="graphic" style:parent-style-name="standard">
      <style:graphic-properties draw:stroke="none" draw:fill="none" fo:min-height="14.742cm"/>
    </style:style>
    <style:style style:name="gr11" style:family="graphic" style:parent-style-name="standard">
      <style:graphic-properties draw:stroke="none" draw:fill="none" fo:min-height="8.766cm"/>
    </style:style>
    <style:style style:name="gr12" style:family="graphic" style:parent-style-name="standard">
      <style:graphic-properties draw:stroke="none" draw:fill="none" fo:min-height="8.47cm"/>
    </style:style>
    <style:style style:name="gr13" style:family="graphic" style:parent-style-name="standard">
      <style:graphic-properties draw:stroke="none" draw:fill="none" fo:min-height="7.372cm"/>
    </style:style>
    <style:style style:name="gr14" style:family="graphic" style:parent-style-name="standard">
      <style:graphic-properties draw:stroke="none" draw:fill="none" fo:min-height="2.495cm"/>
    </style:style>
    <style:style style:name="gr15" style:family="graphic" style:parent-style-name="standard">
      <style:graphic-properties draw:stroke="none" draw:fill="none" fo:min-height="2.187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standard">
      <style:graphic-properties draw:stroke="none" draw:fill="none" fo:min-height="1.476cm"/>
    </style:style>
    <style:style style:name="gr18" style:family="graphic" style:parent-style-name="standard">
      <style:graphic-properties draw:stroke="none" draw:fill="none" fo:min-height="2.213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72pt" style:font-size-asian="72pt" style:font-size-complex="72pt"/>
    </style:style>
    <style:style style:name="P6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7" style:family="paragraph">
      <style:paragraph-properties fo:margin-left="0cm" fo:margin-right="0cm" fo:text-indent="0cm"/>
      <style:text-properties fo:font-family="'Courier 10 Pitch'" style:font-pitch="fixed" fo:font-size="32pt" style:font-size-asian="32pt" style:font-size-complex="32pt"/>
    </style:style>
    <style:style style:name="P8" style:family="paragraph">
      <style:paragraph-properties fo:margin-left="0cm" fo:margin-right="0cm" fo:line-height="150%" text:enable-numbering="true" fo:text-indent="0cm"/>
    </style:style>
    <style:style style:name="P9" style:family="paragraph">
      <style:paragraph-properties fo:margin-left="0cm" fo:margin-right="0cm" fo:line-height="150%" text:enable-numbering="true" fo:text-indent="0cm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50%" text:enable-numbering="true" fo:text-indent="0cm"/>
      <style:text-properties fo:font-family="'Courier 10 Pitch'" style:font-pitch="fixed" fo:font-size="28pt" style:font-size-asian="28pt" style:font-size-complex="28pt"/>
    </style:style>
    <style:style style:name="P11" style:family="paragraph">
      <style:paragraph-properties fo:margin-left="0cm" fo:margin-right="0cm" fo:text-indent="0cm"/>
      <style:text-properties fo:font-family="'Courier 10 Pitch'" style:font-pitch="fixed" fo:font-size="28pt" style:font-size-asian="28pt" style:font-size-complex="28pt"/>
    </style:style>
    <style:style style:name="P12" style:family="paragraph">
      <style:text-properties fo:font-family="'Courier 10 Pitch'" style:font-pitch="fixed" fo:font-size="32pt" style:font-size-asian="32pt" style:font-size-complex="32pt"/>
    </style:style>
    <style:style style:name="P13" style:family="paragraph">
      <style:text-properties fo:font-size="60pt" style:font-size-asian="60pt" style:font-size-complex="60pt"/>
    </style:style>
    <style:style style:name="P14" style:family="paragraph">
      <style:paragraph-properties fo:margin-left="0cm" fo:margin-right="0cm" fo:text-indent="0cm"/>
      <style:text-properties fo:font-family="'Courier 10 Pitch'" style:font-pitch="fixed"/>
    </style:style>
    <style:style style:name="P15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family="'Courier 10 Pitch'" style:font-pitch="fixed"/>
    </style:style>
    <style:style style:name="P17" style:family="paragraph">
      <style:text-properties fo:font-family="'Courier 10 Pitch'" style:font-pitch="fixed" fo:font-size="16pt" style:font-size-asian="16pt" style:font-size-complex="16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'Courier 10 Pitch'" style:font-pitch="fixed"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10 Pitch'" style:font-pitch="fixed" fo:font-size="28pt" style:font-size-asian="28pt" style:font-size-complex="28pt"/>
    </style:style>
    <style:style style:name="T6" style:family="text">
      <style:text-properties fo:font-family="'Courier 10 Pitch'" style:font-pitch="fixed" fo:font-size="28pt" style:text-underline-style="none" style:font-size-asian="28pt" style:font-size-complex="2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family="'Courier 10 Pitch'" style:font-pitch="fixed"/>
    </style:style>
    <style:style style:name="T9" style:family="text">
      <style:text-properties fo:font-family="'Courier 10 Pitch'" style:font-pitch="fixed" fo:font-size="26pt" fo:font-style="italic" fo:text-shadow="none" style:text-underline-style="none" style:font-size-asian="26pt" style:font-style-asian="italic" style:font-size-complex="26pt" style:font-style-complex="italic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'Courier 10 Pitch'" style:font-pitch="fixed"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6.433cm" svg:height="3.088cm" svg:x="11.43cm" svg:y="6.437cm">
          <draw:text-box>
            <text:p text:style-name="P1"><text:span text:style-name="T1">Rub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11.098cm" svg:height="3.088cm" svg:x="6.985cm" svg:y="8.747cm">
          <draw:text-box>
            <text:p text:style-name="P1"><text:span text:style-name="T1">Dinâm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5" draw:layer="layout" svg:width="14.605cm" svg:height="3.088cm" svg:x="5.715cm" svg:y="7.62cm">
          <draw:text-box>
            <text:p text:style-name="P4"><text:span text:style-name="T1">Ág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6" draw:layer="layout" svg:width="16.51cm" svg:height="3.088cm" svg:x="4.445cm" svg:y="5.715cm">
          <draw:text-box>
            <text:p text:style-name="P1"><text:span text:style-name="T1">Interpretad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2" draw:layer="layout" svg:width="28.332cm" svg:height="5.925cm" svg:x="0cm" svg:y="4.87cm">
          <draw:text-box>
            <text:p text:style-name="P4"><text:span text:style-name="T1">VHLL</text:span></text:p>
            <text:p text:style-name="P1"><text:span text:style-name="T1">Very high-level langu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3.731cm" svg:height="3.088cm" svg:x="1.905cm" svg:y="5.715cm">
          <draw:text-box>
            <text:p text:style-name="P1"><text:span text:style-name="T1">Visão Ger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6" draw:layer="layout" svg:width="21.59cm" svg:height="3.088cm" svg:x="3.81cm" svg:y="0.087cm">
          <draw:text-box>
            <text:p text:style-name="P1"><text:span text:style-name="T1">Palavras-chave</text:span></text:p>
          </draw:text-box>
        </draw:frame>
        <draw:frame draw:style-name="gr3" draw:text-style-name="P7" draw:layer="layout" svg:width="5.715cm" svg:height="10.755cm" svg:x="0.635cm" svg:y="3.659cm">
          <draw:text-box>
            <text:p text:style-name="P1"><text:span text:style-name="T2">BEGIN</text:span></text:p>
            <text:p text:style-name="P1"><text:span text:style-name="T2">break</text:span></text:p>
            <text:p text:style-name="P1"><text:span text:style-name="T2">do</text:span></text:p>
            <text:p text:style-name="P1"><text:span text:style-name="T2">false</text:span></text:p>
            <text:p text:style-name="P1"><text:span text:style-name="T2">next</text:span></text:p>
            <text:p text:style-name="P1"><text:span text:style-name="T2">rescue</text:span></text:p>
            <text:p text:style-name="P1"><text:span text:style-name="T2">then</text:span></text:p>
            <text:p text:style-name="P1"><text:span text:style-name="T2">when</text:span></text:p>
          </draw:text-box>
        </draw:frame>
        <draw:frame draw:style-name="gr3" draw:text-style-name="P7" draw:layer="layout" svg:width="5.08cm" svg:height="10.755cm" svg:x="6.35cm" svg:y="3.81cm">
          <draw:text-box>
            <text:p text:style-name="P1"><text:span text:style-name="T2">END</text:span></text:p>
            <text:p text:style-name="P1"><text:span text:style-name="T2">case</text:span></text:p>
            <text:p text:style-name="P1"><text:span text:style-name="T2">else</text:span></text:p>
            <text:p text:style-name="P1"><text:span text:style-name="T2">for</text:span></text:p>
            <text:p text:style-name="P1"><text:span text:style-name="T2">nil</text:span></text:p>
            <text:p text:style-name="P1"><text:span text:style-name="T2">retry</text:span></text:p>
            <text:p text:style-name="P1"><text:span text:style-name="T2">true</text:span></text:p>
            <text:p text:style-name="P1"><text:span text:style-name="T2">while</text:span></text:p>
          </draw:text-box>
        </draw:frame>
        <draw:frame draw:style-name="gr3" draw:text-style-name="P7" draw:layer="layout" svg:width="5.715cm" svg:height="10.755cm" svg:x="11.43cm" svg:y="3.81cm">
          <draw:text-box>
            <text:p text:style-name="P1"><text:span text:style-name="T2">alias</text:span></text:p>
            <text:p text:style-name="P1"><text:span text:style-name="T2">class</text:span></text:p>
            <text:p text:style-name="P1"><text:span text:style-name="T2">elsif</text:span></text:p>
            <text:p text:style-name="P1"><text:span text:style-name="T2">if</text:span></text:p>
            <text:p text:style-name="P1"><text:span text:style-name="T2">not</text:span></text:p>
            <text:p text:style-name="P1"><text:span text:style-name="T2">return</text:span></text:p>
            <text:p text:style-name="P1"><text:span text:style-name="T2">undef</text:span></text:p>
            <text:p text:style-name="P1"><text:span text:style-name="T2">yield</text:span></text:p>
          </draw:text-box>
        </draw:frame>
        <draw:frame draw:style-name="gr3" draw:text-style-name="P7" draw:layer="layout" svg:width="5.715cm" svg:height="9.442cm" svg:x="16.51cm" svg:y="3.964cm">
          <draw:text-box>
            <text:p text:style-name="P1"><text:span text:style-name="T2">and</text:span></text:p>
            <text:p text:style-name="P1"><text:span text:style-name="T2">def</text:span></text:p>
            <text:p text:style-name="P1"><text:span text:style-name="T2">end</text:span></text:p>
            <text:p text:style-name="P1"><text:span text:style-name="T2">in</text:span></text:p>
            <text:p text:style-name="P1"><text:span text:style-name="T2">or</text:span></text:p>
            <text:p text:style-name="P1"><text:span text:style-name="T2">self</text:span></text:p>
            <text:p text:style-name="P1"><text:span text:style-name="T2">unless</text:span></text:p>
          </draw:text-box>
        </draw:frame>
        <draw:frame draw:style-name="gr3" draw:text-style-name="P7" draw:layer="layout" svg:width="7.62cm" svg:height="9.442cm" svg:x="21.59cm" svg:y="3.81cm">
          <draw:text-box>
            <text:p text:style-name="P1"><text:span text:style-name="T2">begin</text:span></text:p>
            <text:p text:style-name="P1"><text:span text:style-name="T2">defined?</text:span></text:p>
            <text:p text:style-name="P1"><text:span text:style-name="T2">ensure</text:span></text:p>
            <text:p text:style-name="P1"><text:span text:style-name="T2">module</text:span></text:p>
            <text:p text:style-name="P1"><text:span text:style-name="T2">redo</text:span></text:p>
            <text:p text:style-name="P1"><text:span text:style-name="T2">super</text:span></text:p>
            <text:p text:style-name="P1"><text:span text:style-name="T2">unt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10.755cm" svg:height="3.088cm" svg:x="8.295cm" svg:y="1.905cm">
          <draw:text-box>
            <text:p text:style-name="P1"><text:span text:style-name="T1">Variáveis</text:span></text:p>
          </draw:text-box>
        </draw:frame>
        <draw:frame draw:style-name="gr4" draw:text-style-name="P9" draw:layer="layout" svg:width="26.035cm" svg:height="10.205cm" svg:x="1.27cm" svg:y="5.715cm">
          <draw:text-box>
            <text:list text:style-name="L2">
              <text:list-item>
                <text:p text:style-name="P8"><text:span text:style-name="T3">Locais começam com letra minuscula ou _</text:span></text:p>
              </text:list-item>
            </text:list>
            <text:list text:style-name="L2">
              <text:list-item>
                <text:p text:style-name="P8"><text:span text:style-name="T3">Globais começam com $</text:span></text:p>
              </text:list-item>
            </text:list>
            <text:list text:style-name="L2">
              <text:list-item>
                <text:p text:style-name="P8"><text:span text:style-name="T3">Instância começam com @</text:span></text:p>
              </text:list-item>
            </text:list>
            <text:list text:style-name="L2">
              <text:list-item>
                <text:p text:style-name="P8"><text:span text:style-name="T3">Classe começam com @@</text:span></text:p>
              </text:list-item>
            </text:list>
            <text:list text:style-name="L2">
              <text:list-item>
                <text:p text:style-name="P8"><text:span text:style-name="T3">Contantes começam com letra maiúscul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0" draw:layer="layout" svg:width="26.67cm" svg:height="10.355cm" svg:x="0.635cm" svg:y="5.907cm">
          <draw:text-box>
            <text:list text:style-name="L3">
              <text:list-item>
                <text:p text:style-name="P8"><text:span text:style-name="T4">Locais – </text:span><text:span text:style-name="T5">alpha, </text:span><text:span text:style-name="T6">ident, somevar</text:span></text:p>
              </text:list-item>
            </text:list>
            <text:list text:style-name="L3">
              <text:list-item>
                <text:p text:style-name="P8"><text:span text:style-name="T4">Globais – </text:span><text:span text:style-name="T5">$beta, $B12vitamin, $NOT_CONSTANT</text:span></text:p>
              </text:list-item>
            </text:list>
            <text:list text:style-name="L3">
              <text:list-item>
                <text:p text:style-name="P8"><text:span text:style-name="T4">Instância – <text:s/></text:span><text:span text:style-name="T5">@foobar, @thx1138, @NOT_CONST</text:span></text:p>
              </text:list-item>
            </text:list>
            <text:list text:style-name="L3">
              <text:list-item>
                <text:p text:style-name="P8"><text:span text:style-name="T4">Classe – </text:span><text:span text:style-name="T5">@@phydeaux, @@my_var, @@NOT_CONST</text:span></text:p>
              </text:list-item>
            </text:list>
            <text:list text:style-name="L3">
              <text:list-item>
                <text:p text:style-name="P8"><text:span text:style-name="T4">Constantes – </text:span><text:span text:style-name="T5">K6chip, Length, LENGTH</text:span></text:p>
              </text:list-item>
            </text:list>
            <text:list text:style-name="L3">
              <text:list-item>
                <text:p text:style-name="P8"><text:span text:style-name="T4">Pseudovariables – </text:span><text:span text:style-name="T5">self, nil, __FILE__</text:span></text:p>
              </text:list-item>
            </text:list>
          </draw:text-box>
        </draw:frame>
        <draw:frame draw:style-name="gr6" draw:text-style-name="P6" draw:layer="layout" svg:width="10.755cm" svg:height="3.089cm" svg:x="8.563cm" svg:y="1.766cm">
          <draw:text-box>
            <text:p text:style-name="P1"><text:span text:style-name="T1">Variáve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2" draw:layer="layout" svg:width="14.917cm" svg:height="3.088cm" svg:x="6.35cm" svg:y="1.27cm">
          <draw:text-box>
            <text:p text:style-name="P1"><text:span text:style-name="T1">Comentários</text:span></text:p>
          </draw:text-box>
        </draw:frame>
        <draw:frame draw:style-name="gr3" draw:text-style-name="P11" draw:layer="layout" svg:width="22.86cm" svg:height="3.68cm" svg:x="2.54cm" svg:y="7.62cm">
          <draw:text-box>
            <text:p text:style-name="P1"><text:span text:style-name="T5">x = y + 5 #isso é um comentario</text:span></text:p>
            <text:p text:style-name="P1"><text:span text:style-name="T5">#Isso tambem</text:span></text:p>
            <text:p text:style-name="P1"><text:span text:style-name="T5">print “# Mas isso não”</text:span></text:p>
          </draw:text-box>
        </draw:frame>
        <draw:frame draw:style-name="gr7" draw:text-style-name="P11" draw:layer="layout" svg:width="18.875cm" svg:height="4.823cm" svg:x="2.503cm" svg:y="13.278cm">
          <draw:text-box>
            <text:p text:style-name="P1"><text:span text:style-name="T5">=begin</text:span></text:p>
            <text:p text:style-name="P1"><text:span text:style-name="T5">O motivo deste programa é instigar a paz.</text:span></text:p>
            <text:p text:style-name="P1"><text:span text:style-name="T5">=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7.843cm" svg:height="3.088cm" svg:x="9.302cm" svg:y="1.357cm">
          <draw:text-box>
            <text:p text:style-name="P1"><text:span text:style-name="T1">Arrays</text:span></text:p>
          </draw:text-box>
        </draw:frame>
        <draw:frame draw:style-name="gr1" draw:text-style-name="P12" draw:layer="layout" svg:width="25.038cm" svg:height="16.007cm" svg:x="1.27cm" svg:y="4.445cm">
          <draw:text-box>
            <text:p text:style-name="P1"><text:span text:style-name="T2">[1, 2, 3]</text:span></text:p>
            <text:p text:style-name="P1"><text:span text:style-name="T2">[1, 2, “teste de string”]</text:span></text:p>
            <text:p text:style-name="P1"><text:span text:style-name="T2">[1, 2, [3, 4], 5]</text:span></text:p>
            <text:p text:style-name="P1"><text:span text:style-name="T2">[“alpha”, “beta”, “gamma”, “delta”]</text:span></text:p>
            <text:p text:style-name="P1"><text:span text:style-name="T2"/></text:p>
            <text:p text:style-name="P1"><text:span text:style-name="T2">%w[alpha beta gamma delta]</text:span></text:p>
            <text:p text:style-name="P1"><text:span text:style-name="T2">%w(Jan Fev Mar Abr Mai Jun Jul)</text:span></text:p>
            <text:p text:style-name="P1"><text:span text:style-name="T2">%w/am is are was were be being been/</text:span></text:p>
            <text:p text:style-name="P1"><text:span text:style-name="T2"/></text:p>
            <text:p text:style-name="P1"><text:span text:style-name="T2">val = myarray[0]</text:span></text:p>
            <text:p text:style-name="P1"><text:span text:style-name="T2">print stats[j]</text:span></text:p>
            <text:p text:style-name="P1"><text:span text:style-name="T2">x[i] = x[i+1]</text:span></text:p>
          </draw:text-box>
        </draw:frame>
        <draw:frame draw:style-name="gr8" draw:layer="layout" svg:width="0.502cm" svg:height="1.187cm" svg:x="3.113cm" svg:y="1.905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2" draw:layer="layout" svg:width="9.117cm" svg:height="3.088cm" svg:x="10.077cm" svg:y="1.905cm">
          <draw:text-box>
            <text:p text:style-name="P1"><text:span text:style-name="T1">Hashes</text:span></text:p>
          </draw:text-box>
        </draw:frame>
        <draw:frame draw:style-name="gr3" draw:text-style-name="P11" draw:layer="layout" svg:width="26.67cm" svg:height="10.538cm" svg:x="0.635cm" svg:y="5.715cm">
          <draw:text-box>
            <text:p text:style-name="P1"><text:span text:style-name="T5">{1=&gt;1, 2=&gt;4, 3=&gt;9, 4=&gt;16}</text:span></text:p>
            <text:p text:style-name="P1"><text:span text:style-name="T5">{“cat”=&gt;”cats”, “ox”=&gt;”oxen”}</text:span></text:p>
            <text:p text:style-name="P1"><text:span text:style-name="T5">{“hydrogen”=&gt;1, “helium”=&gt;2, “carbon”=&gt;12}</text:span></text:p>
            <text:p text:style-name="P1"><text:span text:style-name="T5">{“odds”=&gt;[1,3,5,7,9], “evens”=&gt;[2,4,6,8]}</text:span></text:p>
            <text:p text:style-name="P1"><text:span text:style-name="T5">{“foo”=&gt;123, [4,5,6]=&gt;”my array”, “867-5309”=&gt;”Jenny”}</text:span></text:p>
            <text:p text:style-name="P1"><text:span text:style-name="T5"/></text:p>
            <text:p text:style-name="P1"><text:span text:style-name="T5">print phone_numbers[“Jenny”]</text:span></text:p>
            <text:p text:style-name="P1"><text:span text:style-name="T5">plurals[“octopus”] = “octopi”</text:span></text:p>
          </draw:text-box>
        </draw:frame>
        <draw:frame draw:style-name="gr8" draw:layer="layout" svg:width="0.502cm" svg:height="1.187cm" svg:x="17.78cm" svg:y="18.91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3" draw:layer="layout" svg:width="17.922cm" svg:height="2.618cm" svg:x="3.668cm" svg:y="0.557cm">
          <draw:text-box>
            <text:p text:style-name="P1"><text:span text:style-name="T7">Programa Simples</text:span></text:p>
          </draw:text-box>
        </draw:frame>
        <draw:frame draw:style-name="gr3" draw:text-style-name="P14" draw:layer="layout" svg:width="25.4cm" svg:height="17.202cm" svg:x="1.27cm" svg:y="3.81cm">
          <draw:text-box>
            <text:p text:style-name="P1"><text:span text:style-name="T8">print "Entre com uma temperatura e escala(C ou F)"</text:span></text:p>
            <text:p text:style-name="P1"><text:span text:style-name="T8">str = gets</text:span></text:p>
            <text:p text:style-name="P1"><text:span text:style-name="T8">exit if str.nil? or str.empty?</text:span></text:p>
            <text:p text:style-name="P1"><text:span text:style-name="T8">str.chomp!</text:span></text:p>
            <text:p text:style-name="P1"><text:span text:style-name="T8">temp, scale = str.split(" ")</text:span></text:p>
            <text:p text:style-name="P1"><text:span text:style-name="T8"/></text:p>
            <text:p text:style-name="P1"><text:span text:style-name="T8">abort "#{temp} não é um número válido." if temp !~ /-?\d+/</text:span></text:p>
            <text:p text:style-name="P1"><text:span text:style-name="T8"/></text:p>
            <text:p text:style-name="P1"><text:span text:style-name="T8">temp = temp.to_f</text:span></text:p>
            <text:p text:style-name="P1"><text:span text:style-name="T8">case scale</text:span></text:p>
            <text:p text:style-name="P1"><text:span text:style-name="T8"><text:s text:c="2"/></text:span><text:span text:style-name="T8">when "C", "c"</text:span></text:p>
            <text:p text:style-name="P1"><text:span text:style-name="T8"><text:s text:c="4"/></text:span><text:span text:style-name="T8">f = 1.8*temp + 32</text:span></text:p>
            <text:p text:style-name="P1"><text:span text:style-name="T8"><text:s text:c="2"/></text:span><text:span text:style-name="T8">when "F", "f"</text:span></text:p>
            <text:p text:style-name="P1"><text:span text:style-name="T8"><text:s text:c="4"/></text:span><text:span text:style-name="T8">c = (5.0/9.0) * (temp-32)</text:span></text:p>
            <text:p text:style-name="P1"><text:span text:style-name="T8">else</text:span></text:p>
            <text:p text:style-name="P1"><text:span text:style-name="T8"><text:s text:c="2"/></text:span><text:span text:style-name="T8">abort "Deve-se especificar C ou F"</text:span></text:p>
            <text:p text:style-name="P1"><text:span text:style-name="T8">end</text:span></text:p>
            <text:p text:style-name="P1"><text:span text:style-name="T8"/></text:p>
            <text:p text:style-name="P1"><text:span text:style-name="T8">if f.nil?</text:span></text:p>
            <text:p text:style-name="P1"><text:span text:style-name="T8"><text:s text:c="2"/></text:span><text:span text:style-name="T8">print "#{c} C\n"</text:span></text:p>
            <text:p text:style-name="P1"><text:span text:style-name="T8">else</text:span></text:p>
            <text:p text:style-name="P1"><text:span text:style-name="T8"><text:s text:c="2"/></text:span><text:span text:style-name="T8">print "#{f} F\n"</text:span></text:p>
            <text:p text:style-name="P1"><text:span text:style-name="T8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1" draw:layer="layout" svg:width="12.508cm" svg:height="3.089cm" svg:x="7.812cm" svg:y="0.721cm">
          <draw:text-box>
            <text:p text:style-name="P1"><text:span text:style-name="T1">Condições</text:span></text:p>
          </draw:text-box>
        </draw:frame>
        <draw:frame draw:style-name="gr3" draw:text-style-name="P1" draw:layer="layout" svg:width="11.43cm" svg:height="10.899cm" svg:x="1.27cm" svg:y="4.445cm">
          <draw:text-box>
            <text:p text:style-name="P1"><text:span text:style-name="T9">“</text:span><text:span text:style-name="T9">if” Form</text:span></text:p>
            <text:p text:style-name="P1"><text:span text:style-name="T8">if x &lt; 5 then</text:span></text:p>
            <text:p text:style-name="P1"><text:span text:style-name="T8"><text:tab/></text:span><text:span text:style-name="T8">statement1</text:span></text:p>
            <text:p text:style-name="P1"><text:span text:style-name="T8">end</text:span></text:p>
            <text:p text:style-name="P1"><text:span text:style-name="T8"/></text:p>
            <text:p text:style-name="P1"><text:span text:style-name="T8">if x &lt; 5 then</text:span></text:p>
            <text:p text:style-name="P1"><text:span text:style-name="T8"><text:tab/></text:span><text:span text:style-name="T8">statement1</text:span></text:p>
            <text:p text:style-name="P1"><text:span text:style-name="T8">else</text:span></text:p>
            <text:p text:style-name="P1"><text:span text:style-name="T8"><text:tab/></text:span><text:span text:style-name="T8">statement2</text:span></text:p>
            <text:p text:style-name="P1"><text:span text:style-name="T8">end</text:span></text:p>
            <text:p text:style-name="P1"><text:span text:style-name="T8"/></text:p>
            <text:p text:style-name="P1"><text:span text:style-name="T8">statement1 if y ==3</text:span></text:p>
            <text:p text:style-name="P1"><text:span text:style-name="T8"/></text:p>
            <text:p text:style-name="P1"><text:span text:style-name="T8">x = if a&gt;0 then b else c end</text:span></text:p>
          </draw:text-box>
        </draw:frame>
        <draw:frame draw:style-name="gr9" draw:text-style-name="P1" draw:layer="layout" svg:width="13.492cm" svg:height="10.9cm" svg:x="13.178cm" svg:y="4.395cm">
          <draw:text-box>
            <text:p text:style-name="P1"><text:span text:style-name="T9">“</text:span><text:span text:style-name="T9">unless” Form</text:span></text:p>
            <text:p text:style-name="P1"><text:span text:style-name="T8">unless x &gt;= 5 then</text:span></text:p>
            <text:p text:style-name="P1"><text:span text:style-name="T8"><text:tab/></text:span><text:span text:style-name="T8">statement1</text:span></text:p>
            <text:p text:style-name="P1"><text:span text:style-name="T8">end</text:span></text:p>
            <text:p text:style-name="P1"><text:span text:style-name="T8"/></text:p>
            <text:p text:style-name="P1"><text:span text:style-name="T8">unless x &lt; 5 then</text:span></text:p>
            <text:p text:style-name="P1"><text:span text:style-name="T8"><text:tab/></text:span><text:span text:style-name="T8">statement2</text:span></text:p>
            <text:p text:style-name="P1"><text:span text:style-name="T8">else</text:span></text:p>
            <text:p text:style-name="P1"><text:span text:style-name="T8"><text:tab/></text:span><text:span text:style-name="T8">statement1</text:span></text:p>
            <text:p text:style-name="P1"><text:span text:style-name="T8">end</text:span></text:p>
            <text:p text:style-name="P1"><text:span text:style-name="T8"/></text:p>
            <text:p text:style-name="P1"><text:span text:style-name="T8">statement1 unless y !=3</text:span></text:p>
            <text:p text:style-name="P1"><text:span text:style-name="T8"/></text:p>
            <text:p text:style-name="P1"><text:span text:style-name="T8">x = unless a&lt;=0 then c else b 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3" draw:layer="layout" svg:width="6.268cm" svg:height="2.618cm" svg:x="11.512cm" svg:y="0.557cm">
          <draw:text-box>
            <text:p text:style-name="P1"><text:span text:style-name="T7">Loops</text:span></text:p>
          </draw:text-box>
        </draw:frame>
        <draw:frame draw:style-name="gr3" draw:text-style-name="P14" draw:layer="layout" svg:width="9.525cm" svg:height="14.991cm" svg:x="0.835cm" svg:y="5.375cm">
          <draw:text-box>
            <text:p text:style-name="P1"><text:span text:style-name="T8">#Loop 1 (while)</text:span></text:p>
            <text:p text:style-name="P1"><text:span text:style-name="T8">i=0</text:span></text:p>
            <text:p text:style-name="P1"><text:span text:style-name="T8">while i &lt; list.size do</text:span></text:p>
            <text:p text:style-name="P1"><text:span text:style-name="T8"><text:tab/></text:span><text:span text:style-name="T8">print “#{list[i]}”</text:span></text:p>
            <text:p text:style-name="P1"><text:span text:style-name="T8"><text:tab/></text:span><text:span text:style-name="T8">i += 1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3 (for)</text:span></text:p>
            <text:p text:style-name="P1"><text:span text:style-name="T8">for x in list do</text:span></text:p>
            <text:p text:style-name="P1"><text:span text:style-name="T8"><text:tab/></text:span><text:span text:style-name="T8">print “#{x} ”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5 ('loop' method)</text:span></text:p>
            <text:p text:style-name="P1"><text:span text:style-name="T8">i=0</text:span></text:p>
            <text:p text:style-name="P1"><text:span text:style-name="T8">n=list.size-1</text:span></text:p>
            <text:p text:style-name="P1"><text:span text:style-name="T8">loop do</text:span></text:p>
            <text:p text:style-name="P1"><text:span text:style-name="T8"><text:tab/></text:span><text:span text:style-name="T8">print “#{list[i]} ”</text:span></text:p>
            <text:p text:style-name="P1"><text:span text:style-name="T8"><text:tab/></text:span><text:span text:style-name="T8">i += 1</text:span></text:p>
            <text:p text:style-name="P1"><text:span text:style-name="T8"><text:tab/></text:span><text:span text:style-name="T8">break if i &gt; n</text:span></text:p>
            <text:p text:style-name="P1"><text:span text:style-name="T8">end</text:span></text:p>
          </draw:text-box>
        </draw:frame>
        <draw:frame draw:style-name="gr10" draw:text-style-name="P14" draw:layer="layout" svg:width="11.229cm" svg:height="14.992cm" svg:x="16.031cm" svg:y="5.249cm">
          <draw:text-box>
            <text:p text:style-name="P1"><text:span text:style-name="T8">#Loop 2 (until)</text:span></text:p>
            <text:p text:style-name="P1"><text:span text:style-name="T8">i=0</text:span></text:p>
            <text:p text:style-name="P1"><text:span text:style-name="T8">until i == list.size do</text:span></text:p>
            <text:p text:style-name="P1"><text:span text:style-name="T8"><text:tab/></text:span><text:span text:style-name="T8">print “#{list[i]}”</text:span></text:p>
            <text:p text:style-name="P1"><text:span text:style-name="T8"><text:tab/></text:span><text:span text:style-name="T8">i += 1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4 ('each' interator)</text:span></text:p>
            <text:p text:style-name="P1"><text:span text:style-name="T8">list.each do |x|</text:span></text:p>
            <text:p text:style-name="P1"><text:span text:style-name="T8"><text:tab/></text:span><text:span text:style-name="T8">print “#{x} ”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6 ('loop' method)</text:span></text:p>
            <text:p text:style-name="P1"><text:span text:style-name="T8">i=0</text:span></text:p>
            <text:p text:style-name="P1"><text:span text:style-name="T8">n=list.size-1</text:span></text:p>
            <text:p text:style-name="P1"><text:span text:style-name="T8">loop do</text:span></text:p>
            <text:p text:style-name="P1"><text:span text:style-name="T8"><text:tab/></text:span><text:span text:style-name="T8">print “#{list[i]} ”</text:span></text:p>
            <text:p text:style-name="P1"><text:span text:style-name="T8"><text:tab/></text:span><text:span text:style-name="T8">i += 1</text:span></text:p>
            <text:p text:style-name="P1"><text:span text:style-name="T8"><text:tab/></text:span><text:span text:style-name="T8">break unless i &lt;= n</text:span></text:p>
            <text:p text:style-name="P1"><text:span text:style-name="T8">end</text:span></text:p>
          </draw:text-box>
        </draw:frame>
        <draw:frame draw:style-name="gr3" draw:text-style-name="P14" draw:layer="layout" svg:width="26.035cm" svg:height="0.988cm" svg:x="0.87cm" svg:y="3.475cm">
          <draw:text-box>
            <text:p text:style-name="P1"><text:span text:style-name="T8">List = %w[alpha bravo charlie delta echo gamma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1" draw:text-style-name="P14" draw:layer="layout" svg:width="10.854cm" svg:height="9.832cm" svg:x="0.635cm" svg:y="1.568cm">
          <draw:text-box>
            <text:p text:style-name="P1"><text:span text:style-name="T8">#Loop 7 ('times' iterator)</text:span></text:p>
            <text:p text:style-name="P1"><text:span text:style-name="T8">n=list.size</text:span></text:p>
            <text:p text:style-name="P1"><text:span text:style-name="T8">n.times do |i|</text:span></text:p>
            <text:p text:style-name="P1"><text:span text:style-name="T8"><text:tab/></text:span><text:span text:style-name="T8">print “#{list[i]}”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9 (for)</text:span></text:p>
            <text:p text:style-name="P1"><text:span text:style-name="T8">n=list.size-1</text:span></text:p>
            <text:p text:style-name="P1"><text:span text:style-name="T8">for i in 0..n do</text:span></text:p>
            <text:p text:style-name="P1"><text:span text:style-name="T8"><text:tab/></text:span><text:span text:style-name="T8">print “#{list[i]} ”</text:span></text:p>
            <text:p text:style-name="P1"><text:span text:style-name="T8">end</text:span></text:p>
            <text:p text:style-name="P1"><text:span text:style-name="T8"/></text:p>
            <text:p text:style-name="P1"><text:span text:style-name="T8"/></text:p>
          </draw:text-box>
        </draw:frame>
        <draw:frame draw:style-name="gr12" draw:text-style-name="P14" draw:layer="layout" svg:width="12.065cm" svg:height="9.095cm" svg:x="14.605cm" svg:y="1.44cm">
          <draw:text-box>
            <text:p text:style-name="P1"><text:span text:style-name="T8">#Loop 8 ('upto' iterator)</text:span></text:p>
            <text:p text:style-name="P1"><text:span text:style-name="T8">n=list.size-1</text:span></text:p>
            <text:p text:style-name="P1"><text:span text:style-name="T8">0.upto(n) do |i|</text:span></text:p>
            <text:p text:style-name="P1"><text:span text:style-name="T8"><text:tab/></text:span><text:span text:style-name="T8">print “#{list[i]}”</text:span></text:p>
            <text:p text:style-name="P1"><text:span text:style-name="T8">end</text:span></text:p>
            <text:p text:style-name="P1"><text:span text:style-name="T8"/></text:p>
            <text:p text:style-name="P1"><text:span text:style-name="T8">#Loop 10 (each_index)</text:span></text:p>
            <text:p text:style-name="P1"><text:span text:style-name="T8">list.each_index do |x|</text:span></text:p>
            <text:p text:style-name="P1"><text:span text:style-name="T8"><text:tab/></text:span><text:span text:style-name="T8">print “#{list[x]} ”</text:span></text:p>
            <text:p text:style-name="P1"><text:span text:style-name="T8">end</text:span></text:p>
            <text:p text:style-name="P1"><text:span text:style-name="T8"/></text:p>
            <text:p text:style-name="P1"><text:span text:style-name="T8"/></text:p>
          </draw:text-box>
        </draw:frame>
        <draw:frame draw:style-name="gr3" draw:text-style-name="P15" draw:layer="layout" svg:width="12.065cm" svg:height="1.195cm" svg:x="6.985cm" svg:y="10.795cm">
          <draw:text-box>
            <text:p text:style-name="P4"><text:span text:style-name="T10">Bônus</text:span></text:p>
          </draw:text-box>
        </draw:frame>
        <draw:frame draw:style-name="gr3" draw:text-style-name="P14" draw:layer="layout" svg:width="10.795cm" svg:height="7.621cm" svg:x="1.27cm" svg:y="12.7cm">
          <draw:text-box>
            <text:p text:style-name="P1"><text:span text:style-name="T8">def repeat(condition)</text:span></text:p>
            <text:p text:style-name="P1"><text:span text:style-name="T8"><text:tab/></text:span><text:span text:style-name="T8">yield</text:span></text:p>
            <text:p text:style-name="P1"><text:span text:style-name="T8"><text:tab/></text:span><text:span text:style-name="T8">retry if not condition</text:span></text:p>
            <text:p text:style-name="P1"><text:span text:style-name="T8">end</text:span></text:p>
            <text:p text:style-name="P1"><text:span text:style-name="T8"/></text:p>
            <text:p text:style-name="P1"><text:span text:style-name="T8">j = 0 </text:span></text:p>
            <text:p text:style-name="P1"><text:span text:style-name="T8">repeat (j &gt;= 10) do</text:span></text:p>
            <text:p text:style-name="P1"><text:span text:style-name="T8"><text:tab/></text:span><text:span text:style-name="T8">j+=1</text:span></text:p>
            <text:p text:style-name="P1"><text:span text:style-name="T8"><text:tab/></text:span><text:span text:style-name="T8">puts j</text:span></text:p>
            <text:p text:style-name="P1"><text:span text:style-name="T8">end</text:span></text:p>
          </draw:text-box>
        </draw:frame>
        <draw:frame draw:style-name="gr13" draw:text-style-name="P14" draw:layer="layout" svg:width="10.154cm" svg:height="7.622cm" svg:x="13.786cm" svg:y="12.748cm">
          <draw:text-box>
            <text:p text:style-name="P1"><text:span text:style-name="T8">def my_seq</text:span></text:p>
            <text:p text:style-name="P1"><text:span text:style-name="T8"><text:tab/></text:span><text:span text:style-name="T8">for i in 1..10 do</text:span></text:p>
            <text:p text:style-name="P1"><text:span text:style-name="T8"><text:tab/></text:span><text:span text:style-name="T8"><text:tab/></text:span><text:span text:style-name="T8">yield i</text:span></text:p>
            <text:p text:style-name="P1"><text:span text:style-name="T8"><text:tab/></text:span><text:span text:style-name="T8">end</text:span></text:p>
            <text:p text:style-name="P1"><text:span text:style-name="T8">end</text:span></text:p>
            <text:p text:style-name="P1"><text:span text:style-name="T8"/></text:p>
            <text:p text:style-name="P1"><text:span text:style-name="T8">my_seq {|x| puts x**3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2" draw:layer="layout" svg:width="12.927cm" svg:height="3.088cm" svg:x="7.62cm" svg:y="0.635cm">
          <draw:text-box>
            <text:p text:style-name="P1"><text:span text:style-name="T1">Exceptions</text:span></text:p>
          </draw:text-box>
        </draw:frame>
        <draw:frame draw:style-name="gr1" draw:text-style-name="P16" draw:layer="layout" svg:width="18.028cm" svg:height="3.936cm" svg:x="4.832cm" svg:y="4.445cm">
          <draw:text-box>
            <text:p text:style-name="P1"><text:span text:style-name="T8">raise</text:span></text:p>
            <text:p text:style-name="P1"><text:span text:style-name="T8">raise “Alguma mensagem”</text:span></text:p>
            <text:p text:style-name="P1"><text:span text:style-name="T8">raise ArgumentError</text:span></text:p>
            <text:p text:style-name="P1"><text:span text:style-name="T8">raise ArgumentError, “Bad data”</text:span></text:p>
            <text:p text:style-name="P1"><text:span text:style-name="T8">raise ArgumentError.new(“Bad data”, caller[0])</text:span></text:p>
          </draw:text-box>
        </draw:frame>
        <draw:frame draw:style-name="gr8" draw:layer="layout" svg:width="0.502cm" svg:height="1.187cm" svg:x="6.343cm" svg:y="10.16cm">
          <draw:text-box>
            <text:p text:style-name="P1"/>
          </draw:text-box>
        </draw:frame>
        <draw:frame draw:style-name="gr1" draw:text-style-name="P17" draw:layer="layout" svg:width="13.287cm" svg:height="5.499cm" svg:x="0.635cm" svg:y="10.363cm">
          <draw:text-box>
            <text:p text:style-name="P1"><text:span text:style-name="T11">begin</text:span></text:p>
            <text:p text:style-name="P1"><text:span text:style-name="T11"><text:tab/></text:span><text:span text:style-name="T11">x = Math.sqrt(y/z)</text:span></text:p>
            <text:p text:style-name="P1"><text:span text:style-name="T11"><text:tab/></text:span><text:span text:style-name="T11"># ...</text:span></text:p>
            <text:p text:style-name="P1"><text:span text:style-name="T11">rescue ArgumentError</text:span></text:p>
            <text:p text:style-name="P1"><text:span text:style-name="T11"><text:tab/></text:span><text:span text:style-name="T11">puts “Error taking square root.</text:span></text:p>
            <text:p text:style-name="P1"><text:span text:style-name="T11">rescue ZeroDivisionError</text:span></text:p>
            <text:p text:style-name="P1"><text:span text:style-name="T11"><text:tab/></text:span><text:span text:style-name="T11">puts “Attempted division by zero.”</text:span></text:p>
            <text:p text:style-name="P1"><text:span text:style-name="T11">end</text:span></text:p>
          </draw:text-box>
        </draw:frame>
        <draw:frame draw:style-name="gr1" draw:text-style-name="P17" draw:layer="layout" svg:width="11.593cm" svg:height="4.843cm" svg:x="15.47cm" svg:y="10.26cm">
          <draw:text-box>
            <text:p text:style-name="P1"><text:span text:style-name="T11">begin</text:span></text:p>
            <text:p text:style-name="P1"><text:span text:style-name="T11"><text:tab/></text:span><text:span text:style-name="T11">#error-prone code...</text:span></text:p>
            <text:p text:style-name="P1"><text:span text:style-name="T11">rescue </text:span></text:p>
            <text:p text:style-name="P1"><text:span text:style-name="T11"><text:tab/></text:span><text:span text:style-name="T11">#Handle exceptions</text:span></text:p>
            <text:p text:style-name="P1"><text:span text:style-name="T11">ensure</text:span></text:p>
            <text:p text:style-name="P1"><text:span text:style-name="T11"><text:tab/></text:span><text:span text:style-name="T11">#This code is always executed</text:span></text:p>
            <text:p text:style-name="P1"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5" draw:layer="layout" svg:width="11.43cm" svg:height="3.088cm" svg:x="8.255cm" svg:y="0.635cm">
          <draw:text-box>
            <text:p text:style-name="P4"><text:span text:style-name="T1">Objetos</text:span></text:p>
          </draw:text-box>
        </draw:frame>
        <draw:frame draw:style-name="gr3" draw:text-style-name="P1" draw:layer="layout" svg:width="25.4cm" svg:height="3.91cm" svg:x="1.905cm" svg:y="5.08cm">
          <draw:text-box>
            <text:p text:style-name="P18"><text:span text:style-name="T12">Tudo é objeto</text:span></text:p>
            <text:p text:style-name="P1"><text:span text:style-name="T8">3.succ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# 4</text:span></text:p>
            <text:p text:style-name="P1"><text:span text:style-name="T8">“</text:span><text:span text:style-name="T8">abc”.upcas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# “ABC”</text:span></text:p>
            <text:p text:style-name="P1"><text:span text:style-name="T8">[2,1,5,3,4].sort</text:span><text:span text:style-name="T8"><text:tab/></text:span><text:span text:style-name="T8"><text:tab/></text:span><text:span text:style-name="T8"><text:tab/></text:span><text:span text:style-name="T8"><text:tab/></text:span><text:span text:style-name="T8"># [1,2,3,4,5]</text:span></text:p>
            <text:p text:style-name="P1"><text:span text:style-name="T8">someObject.someMethod</text:span><text:span text:style-name="T8"><text:tab/></text:span><text:span text:style-name="T8"><text:tab/></text:span><text:span text:style-name="T8"># some result</text:span></text:p>
          </draw:text-box>
        </draw:frame>
        <draw:frame draw:style-name="gr14" draw:text-style-name="P18" draw:layer="layout" svg:width="15.615cm" svg:height="2.745cm" svg:x="2.056cm" svg:y="10.59cm">
          <draw:text-box>
            <text:p text:style-name="P18"><text:span text:style-name="T12">Todo objeto é uma instância de uma classe</text:span></text:p>
            <text:p text:style-name="P1"><text:span text:style-name="T8">“</text:span><text:span text:style-name="T8">abc”.clas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# String</text:span></text:p>
            <text:p text:style-name="P1"><text:span text:style-name="T8">“</text:span><text:span text:style-name="T8">abc”.class.class</text:span><text:span text:style-name="T8"><text:tab/></text:span><text:span text:style-name="T8"><text:tab/></text:span><text:span text:style-name="T8"><text:tab/></text:span><text:span text:style-name="T8"># Class</text:span></text:p>
          </draw:text-box>
        </draw:frame>
        <draw:frame draw:style-name="gr15" draw:text-style-name="P18" draw:layer="layout" svg:width="20.217cm" svg:height="2.437cm" svg:x="2.008cm" svg:y="14.127cm">
          <draw:text-box>
            <text:p text:style-name="P18"><text:span text:style-name="T12">Todo objeto tem um id</text:span></text:p>
            <text:p text:style-name="P1"><text:span text:style-name="T8">“</text:span><text:span text:style-name="T8">abc”.object_id</text:span><text:span text:style-name="T8"><text:tab/></text:span><text:span text:style-name="T8"><text:tab/></text:span><text:span text:style-name="T8"><text:tab/></text:span><text:span text:style-name="T8"><text:tab/></text:span><text:span text:style-name="T8"># -605989528</text:span></text:p>
            <text:p text:style-name="P1"><text:span text:style-name="T8">“</text:span><text:span text:style-name="T8">abc”.object_id</text:span><text:span text:style-name="T8"><text:tab/></text:span><text:span text:style-name="T8"><text:tab/></text:span><text:span text:style-name="T8"><text:tab/></text:span><text:span text:style-name="T8"><text:tab/></text:span><text:span text:style-name="T8"># -60592429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text-style-name="P5" draw:layer="layout" svg:width="9.261cm" svg:height="3.089cm" svg:x="8.833cm" svg:y="0.601cm">
          <draw:text-box>
            <text:p text:style-name="P4"><text:span text:style-name="T1">Objetos</text:span></text:p>
          </draw:text-box>
        </draw:frame>
        <draw:frame draw:style-name="gr1" draw:text-style-name="P19" draw:layer="layout" svg:width="24.636cm" svg:height="1.673cm" svg:x="1.868cm" svg:y="4.445cm">
          <draw:text-box>
            <text:p text:style-name="P1"><text:span text:style-name="T3">- Variáveis são referências para um objeto.</text:span></text:p>
          </draw:text-box>
        </draw:frame>
        <draw:frame draw:style-name="gr16" draw:text-style-name="P1" draw:layer="layout" svg:width="24.636cm" svg:height="1.674cm" svg:x="1.905cm" svg:y="6.43cm">
          <draw:text-box>
            <text:p text:style-name="P1"><text:span text:style-name="T3">- Variáveis não tem tipo e não são objetos. </text:span></text:p>
          </draw:text-box>
        </draw:frame>
        <draw:frame draw:style-name="gr16" draw:text-style-name="P1" draw:layer="layout" svg:width="24.636cm" svg:height="3.095cm" svg:x="1.869cm" svg:y="8.508cm">
          <draw:text-box>
            <text:p text:style-name="P1"><text:span text:style-name="T3">- Atribuição de variáveis compartilham referências.</text:span></text:p>
          </draw:text-box>
        </draw:frame>
        <draw:frame draw:style-name="gr17" draw:text-style-name="P1" draw:layer="layout" svg:width="15.234cm" svg:height="3.199cm" svg:x="4.49cm" svg:y="11.682cm">
          <draw:text-box>
            <text:p text:style-name="P1"><text:span text:style-name="T8">x = “abc”</text:span></text:p>
            <text:p text:style-name="P1"><text:span text:style-name="T8">x.object_id</text:span><text:span text:style-name="T8"><text:tab/></text:span><text:span text:style-name="T8"><text:tab/></text:span><text:span text:style-name="T8"><text:tab/></text:span><text:span text:style-name="T8"><text:tab/></text:span><text:span text:style-name="T8"># -605989528</text:span></text:p>
            <text:p text:style-name="P1"><text:span text:style-name="T8">y = x</text:span></text:p>
            <text:p text:style-name="P1"><text:span text:style-name="T8">y.object_id</text:span><text:span text:style-name="T8"><text:tab/></text:span><text:span text:style-name="T8"><text:tab/></text:span><text:span text:style-name="T8"><text:tab/></text:span><text:span text:style-name="T8"><text:tab/></text:span><text:span text:style-name="T8"># -60598952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2" draw:layer="layout" svg:width="9.536cm" svg:height="3.088cm" svg:x="2.96cm" svg:y="0.087cm">
          <draw:text-box>
            <text:p text:style-name="P1"><text:span text:style-name="T1">Classes</text:span></text:p>
          </draw:text-box>
        </draw:frame>
        <draw:frame draw:style-name="gr1" draw:text-style-name="P16" draw:layer="layout" svg:width="6.217cm" svg:height="2.462cm" svg:x="20.955cm" svg:y="0.635cm">
          <draw:text-box>
            <text:p text:style-name="P1"><text:span text:style-name="T8">class ClassName</text:span></text:p>
            <text:p text:style-name="P1"><text:span text:style-name="T8">#...</text:span></text:p>
            <text:p text:style-name="P1"><text:span text:style-name="T8">end</text:span></text:p>
          </draw:text-box>
        </draw:frame>
        <draw:frame draw:style-name="gr18" draw:text-style-name="P14" draw:layer="layout" svg:width="25.955cm" svg:height="17.202cm" svg:x="1.35cm" svg:y="3.414cm">
          <draw:text-box>
            <text:p text:style-name="P1"><text:span text:style-name="T8">class Friend</text:span></text:p>
            <text:p text:style-name="P1"><text:span text:style-name="T8"><text:tab/></text:span><text:span text:style-name="T8">@@myname = “Fred” # variável de classe</text:span></text:p>
            <text:p text:style-name="P1"><text:span text:style-name="T8"/></text:p>
            <text:p text:style-name="P1"><text:span text:style-name="T8"><text:tab/></text:span><text:span text:style-name="T8">def initialize(name, sex, phone)</text:span></text:p>
            <text:p text:style-name="P1"><text:span text:style-name="T8"><text:tab/></text:span><text:span text:style-name="T8"><text:tab/></text:span><text:span text:style-name="T8">@name, @sex, @phone = name, sex, phone</text:span></text:p>
            <text:p text:style-name="P1"><text:span text:style-name="T8"><text:tab/></text:span><text:span text:style-name="T8"><text:tab/></text:span><text:span text:style-name="T8">#Variáveis de instância</text:span></text:p>
            <text:p text:style-name="P1"><text:span text:style-name="T8"><text:tab/></text:span><text:span text:style-name="T8">end</text:span></text:p>
            <text:p text:style-name="P1"><text:span text:style-name="T8"/></text:p>
            <text:p text:style-name="P1"><text:span text:style-name="T8"><text:tab/></text:span><text:span text:style-name="T8">def hello #método de instância</text:span></text:p>
            <text:p text:style-name="P1"><text:span text:style-name="T8"><text:tab/></text:span><text:span text:style-name="T8"><text:tab/></text:span><text:span text:style-name="T8">puts “Hi, I'm #{@name}”</text:span></text:p>
            <text:p text:style-name="P1"><text:span text:style-name="T8"><text:tab/></text:span><text:span text:style-name="T8">end</text:span></text:p>
            <text:p text:style-name="P1"><text:span text:style-name="T8"/></text:p>
            <text:p text:style-name="P1"><text:span text:style-name="T8"><text:tab/></text:span><text:span text:style-name="T8">def Friend.our_common_friend #método de classe</text:span></text:p>
            <text:p text:style-name="P1"><text:span text:style-name="T8"><text:tab/></text:span><text:span text:style-name="T8"><text:tab/></text:span><text:span text:style-name="T8">puts “We are all friends of #{@@myname}.”</text:span></text:p>
            <text:p text:style-name="P1"><text:span text:style-name="T8"><text:tab/></text:span><text:span text:style-name="T8">end</text:span></text:p>
            <text:p text:style-name="P1"><text:span text:style-name="T8">end</text:span></text:p>
            <text:p text:style-name="P1"><text:span text:style-name="T8"/></text:p>
            <text:p text:style-name="P1"><text:span text:style-name="T8">f1 = Friend.new("Susan", "F", "555-0123")</text:span></text:p>
            <text:p text:style-name="P1"><text:span text:style-name="T8">f2 = Friend.new("Robert", "M", "555-4567")</text:span></text:p>
            <text:p text:style-name="P1"><text:span text:style-name="T8"/></text:p>
            <text:p text:style-name="P1"><text:span text:style-name="T8">f1.hello</text:span></text:p>
            <text:p text:style-name="P1"><text:span text:style-name="T8">f2.hello</text:span></text:p>
            <text:p text:style-name="P1"><text:span text:style-name="T8">Friend.our_common_fri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20" draw:layer="layout" svg:width="26.67cm" svg:height="19.275cm" svg:x="0.635cm" svg:y="0.635cm">
          <draw:text-box>
            <text:p text:style-name="P1"><text:span text:style-name="T11">class Myclass</text:span></text:p>
            <text:p text:style-name="P1"><text:span text:style-name="T11"><text:s text:c="2"/></text:span><text:span text:style-name="T11">attr_accessor :myvar2</text:span></text:p>
            <text:p text:style-name="P1"><text:span text:style-name="T11"/></text:p>
            <text:p text:style-name="P1"><text:span text:style-name="T11"><text:s text:c="2"/></text:span><text:span text:style-name="T11">@@count = 0</text:span></text:p>
            <text:p text:style-name="P1"><text:span text:style-name="T11"><text:s text:c="2"/></text:span><text:span text:style-name="T11">def initialize</text:span></text:p>
            <text:p text:style-name="P1"><text:span text:style-name="T11"><text:s text:c="4"/></text:span><text:span text:style-name="T11">@@count += 1</text:span></text:p>
            <text:p text:style-name="P1"><text:span text:style-name="T11"><text:s text:c="4"/></text:span><text:span text:style-name="T11">@myvar = 10</text:span></text:p>
            <text:p text:style-name="P1"><text:span text:style-name="T11"><text:s text:c="2"/></text:span><text:span text:style-name="T11">end</text:span></text:p>
            <text:p text:style-name="P1"><text:span text:style-name="T11"/></text:p>
            <text:p text:style-name="P1"><text:span text:style-name="T11"><text:s text:c="2"/></text:span><text:span text:style-name="T11">def self.getcount</text:span></text:p>
            <text:p text:style-name="P1"><text:span text:style-name="T11"><text:s text:c="4"/></text:span><text:span text:style-name="T11">@@count</text:span></text:p>
            <text:p text:style-name="P1"><text:span text:style-name="T11"><text:s text:c="2"/></text:span><text:span text:style-name="T11">end</text:span></text:p>
            <text:p text:style-name="P1"><text:span text:style-name="T11"/></text:p>
            <text:p text:style-name="P1"><text:span text:style-name="T11"><text:s text:c="2"/></text:span><text:span text:style-name="T11">def getcount</text:span></text:p>
            <text:p text:style-name="P1"><text:span text:style-name="T11"><text:s text:c="4"/></text:span><text:span text:style-name="T11">@@count</text:span></text:p>
            <text:p text:style-name="P1"><text:span text:style-name="T11"><text:s text:c="2"/></text:span><text:span text:style-name="T11">end</text:span></text:p>
            <text:p text:style-name="P1"><text:span text:style-name="T11"/></text:p>
            <text:p text:style-name="P1"><text:span text:style-name="T11"><text:s text:c="2"/></text:span><text:span text:style-name="T11">def getmyvar</text:span></text:p>
            <text:p text:style-name="P1"><text:span text:style-name="T11"><text:s text:c="4"/></text:span><text:span text:style-name="T11">@myvar</text:span></text:p>
            <text:p text:style-name="P1"><text:span text:style-name="T11"><text:s text:c="2"/></text:span><text:span text:style-name="T11">end</text:span></text:p>
            <text:p text:style-name="P1"><text:span text:style-name="T11"/></text:p>
            <text:p text:style-name="P1"><text:span text:style-name="T11"><text:s text:c="2"/></text:span><text:span text:style-name="T11">def setmyvar(myvar)</text:span></text:p>
            <text:p text:style-name="P1"><text:span text:style-name="T11"><text:s text:c="4"/></text:span><text:span text:style-name="T11">@myvar = myvar</text:span></text:p>
            <text:p text:style-name="P1"><text:span text:style-name="T11"><text:s text:c="2"/></text:span><text:span text:style-name="T11">end</text:span></text:p>
            <text:p text:style-name="P1"><text:span text:style-name="T11"/></text:p>
            <text:p text:style-name="P1"><text:span text:style-name="T11"><text:s text:c="2"/></text:span><text:span text:style-name="T11">def myvar=(myvar)</text:span></text:p>
            <text:p text:style-name="P1"><text:span text:style-name="T11"><text:s text:c="4"/></text:span><text:span text:style-name="T11">@myvar=myvar</text:span></text:p>
            <text:p text:style-name="P1"><text:span text:style-name="T11"><text:s text:c="2"/></text:span><text:span text:style-name="T11">end</text:span></text:p>
            <text:p text:style-name="P1"><text:span text:style-name="T1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1" draw:layer="layout" svg:width="20.955cm" svg:height="0.962cm" svg:x="1.27cm" svg:y="1.27cm">
          <draw:text-box>
            <text:p text:style-name="P1">Referências</text:p>
          </draw:text-box>
        </draw:frame>
        <draw:frame draw:style-name="gr3" draw:text-style-name="P1" draw:layer="layout" svg:width="22.86cm" svg:height="0.962cm" svg:x="1.905cm" svg:y="2.54cm">
          <draw:text-box>
            <text:p text:style-name="P1">- The Ruby Way (Second Edition) – Hal Fulton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BrOffice.org/2.4$Linux OpenOffice.org_project/680m17$Build-9310</meta:generator>
    <meta:initial-creator>Marcelo Murad</meta:initial-creator>
    <meta:creation-date>2009-03-16T15:37:45</meta:creation-date>
    <dc:creator>Marcelo Murad</dc:creator>
    <dc:date>2009-03-24T10:09:51</dc:date>
    <meta:editing-cycles>20</meta:editing-cycles>
    <meta:editing-duration>PT6H56M42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